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BD000000635B81E95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6cm" fo:min-width="0cm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3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89cm" svg:height="0.889cm" svg:x="8.858cm" svg:y="4.4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9cm" svg:height="0.889cm" svg:x="7.958cm" svg:y="6.2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9cm" svg:height="0.889cm" svg:x="9.758cm" svg:y="6.2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89cm" svg:height="0.876cm" svg:x="8.639cm" svg:y="7.004cm">
          <draw:text-box>
            <text:p><text:span text:style-name="T2">(</text:span><text:span text:style-name="T1">G</text:span><text:span text:style-name="T2">)</text:span></text:p>
          </draw:text-box>
        </draw:frame>
        <draw:connector draw:style-name="gr3" draw:text-style-name="P1" draw:layer="layout" draw:type="line" svg:x1="9.302cm" svg:y1="5.318cm" svg:x2="8.402cm" svg:y2="6.229cm" draw:start-shape="id1" draw:start-glue-point="8" draw:end-shape="id2" draw:end-glue-point="4" svg:d="M9302 5318l-900 911">
          <text:p/>
        </draw:connector>
        <draw:connector draw:style-name="gr3" draw:text-style-name="P1" draw:layer="layout" draw:type="line" svg:x1="9.302cm" svg:y1="5.318cm" svg:x2="10.202cm" svg:y2="6.229cm" draw:start-shape="id1" draw:start-glue-point="8" draw:end-shape="id3" draw:end-glue-point="4" svg:d="M9302 5318l900 911">
          <text:p/>
        </draw:connector>
        <draw:frame draw:style-name="gr4" draw:text-style-name="P1" draw:layer="layout" svg:width="11.774cm" svg:height="2.619cm" svg:x="3.413cm" svg:y="8.106cm">
          <draw:image xlink:href="Pictures/10000000000001BD000000635B81E95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18-08-01T19:01:58.96</dc:date>
    <dc:creator>Loc Nguyen</dc:creator>
    <meta:editing-duration>PT12M33S</meta:editing-duration>
    <meta:editing-cycles>5</meta:editing-cycles>
    <meta:generator>OpenOffice/4.1.2$Win32 OpenOffice.org_project/412m3$Build-9782</meta:generator>
    <meta:document-statistic meta:object-count="7"/>
  </office:meta>
</office:document-meta>
</file>